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urning" table:style-name="ta1">
        <table:shapes>
          <draw:frame draw:z-index="0" draw:style-name="gr1" draw:text-style-name="P1" svg:width="25.365cm" svg:height="16.442cm" svg:x="5.993cm" svg:y="0.717cm">
            <draw:object draw:notify-on-update-of-ranges="turning.A10:turning.A13 turning.B10:turning.B13 turning.A3:turning.A8 turning.B3:turning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19" calcext:value-type="float">
            <text:p>619</text:p>
          </table:table-cell>
        </table:table-row>
      </table:table>
      <table:table table:name="forward" table:style-name="ta1">
        <table:shapes>
          <draw:frame draw:z-index="0" draw:style-name="gr1" draw:text-style-name="P1" svg:width="10.756cm" svg:height="8.028cm" svg:x="5.48cm" svg:y="0.527cm">
            <draw:object draw:notify-on-update-of-ranges="forward.A2:forward.A21 forward.B1:forward.B1 forward.B2:forward.B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.102cm" svg:height="16.357cm" svg:x="24.354cm" svg:y="0.878cm">
            <draw:object draw:notify-on-update-of-ranges="forward.I2:forward.I21 forward.J1:forward.J1 forward.J2:forward.J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6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3.5" calcext:value-type="float">
            <text:p>1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float" office:value="34.5" calcext:value-type="float">
            <text:p>34.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0" calcext:value-type="float">
            <text:p>800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00" calcext:value-type="float">
            <text:p>1100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00" calcext:value-type="float">
            <text:p>1300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0" calcext:value-type="float">
            <text:p>1320</text:p>
          </table:table-cell>
          <table:table-cell table:number-columns-repeated="6"/>
          <table:table-cell office:value-type="float" office:value="105" calcext:value-type="float">
            <text:p>10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30" calcext:value-type="float">
            <text:p>2030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80" calcext:value-type="float">
            <text:p>2680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2680" calcext:value-type="float">
            <text:p>2680</text:p>
          </table:table-cell>
        </table:table-row>
      </table:table>
      <table:table table:name="kick" table:style-name="ta1">
        <table:shapes>
          <draw:frame draw:z-index="0" draw:style-name="gr1" draw:text-style-name="P1" svg:width="16.008cm" svg:height="9.006cm" svg:x="7.051cm" svg:y="0.526cm">
            <draw:object draw:notify-on-update-of-ranges="kick.A1:kick.A1 kick.A2:kick.A4 kick.B1:kick.B1 kick.B2:kick.B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16:43:27.656008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jonas Kikutis</meta:initial-creator>
    <meta:creation-date>2016-02-02T16:36:10.914809526</meta:creation-date>
    <dc:date>2016-02-17T17:16:38.475537831</dc:date>
    <dc:creator>Julijonas Kikutis</dc:creator>
    <meta:editing-duration>PT2H24M33S</meta:editing-duration>
    <meta:editing-cycles>69</meta:editing-cycles>
    <meta:generator>LibreOffice/4.3.7.2$Linux_X86_64 LibreOffice_project/430$Build-2</meta:generator>
    <meta:document-statistic meta:table-count="3" meta:cell-count="11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366cm" svg:height="16.443cm" xlink:href=".." xlink:type="simple" chart:class="chart:scatter" chart:style-name="ch1">
        <chart:legend chart:legend-position="end" svg:x="20.609cm" svg:y="7.175cm" style:legend-expansion="high" chart:style-name="ch2"/>
        <chart:plot-area chart:style-name="ch3" table:cell-range-address="turning.A10:turning.B13 turning.B3:turning.B8" chart:data-source-has-labels="row" svg:x="0.758cm" svg:y="0.492cm" svg:width="21.3cm" svg:height="15.081cm">
          <chartooo:coordinate-region svg:x="1.565cm" svg:y="0.691cm" svg:width="20.213cm" svg:height="14.2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B10:turning.B13" loext:label-string="&quot;linear&quot;" chart:class="chart:scatter">
            <chart:domain table:cell-range-address="turning.A10:turning.A13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B3:turning.B8" loext:label-string="&quot;quadratic&quot;" chart:class="chart:scatter">
            <chart:domain table:cell-range-address="turning.A3:turning.A8"/>
            <chart:regression-curve chart:style-name="ch9">
              <chart:equation chart:display-equation="true" chart:display-r-square="true" svg:x="6.22cm" svg:y="3.671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ar</text:p>
              </table:table-cell>
              <table:table-cell office:value-type="string">
                <text:p>Column A</text:p>
              </table:table-cell>
              <table:table-cell office:value-type="string">
                <text:p>quadrat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A10:turning.A13</svg:desc>
                </draw:g>
              </table:table-cell>
              <table:table-cell office:value-type="float" office:value="110">
                <text:p>110</text:p>
                <draw:g>
                  <svg:desc>turning.B10:turning.B13</svg:desc>
                </draw:g>
              </table:table-cell>
              <table:table-cell office:value-type="float" office:value="0">
                <text:p>0</text:p>
                <draw:g>
                  <svg:desc>turning.A3:turning.A8</svg:desc>
                </draw:g>
              </table:table-cell>
              <table:table-cell office:value-type="float" office:value="0">
                <text:p>0</text:p>
                <draw:g>
                  <svg:desc>turning.B3:turning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280">
                <text:p>280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458">
                <text:p>458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619">
                <text:p>619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57cm" svg:height="8.029cm" xlink:href=".." xlink:type="simple" chart:class="chart:scatter" chart:style-name="ch1">
        <chart:legend chart:legend-position="end" svg:x="7.402cm" svg:y="3.466cm" style:legend-expansion="high" chart:style-name="ch2"/>
        <chart:plot-area chart:style-name="ch3" table:cell-range-address="forward.A2:forward.B21 forward.B1:forward.B1" chart:data-source-has-labels="row" svg:x="0.215cm" svg:y="0.16cm" svg:width="6.972cm" svg:height="7.709cm">
          <chartooo:coordinate-region svg:x="1.207cm" svg:y="0.359cm" svg:width="5.701cm" svg:height="6.8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2:forward.B21" chart:label-cell-address="forward.B1:forward.B1" chart:class="chart:scatter">
            <chart:domain table:cell-range-address="forward.A2:forward.A21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forward.B1:forward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A2:forward.A21</svg:desc>
                </draw:g>
              </table:table-cell>
              <table:table-cell office:value-type="float" office:value="20">
                <text:p>20</text:p>
                <draw:g>
                  <svg:desc>forward.B2:forward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">
                <text:p>6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3">
                <text:p>83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">
                <text:p>9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">
                <text:p>15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680">
                <text:p>26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03cm" svg:height="16.358cm" xlink:href=".." xlink:type="simple" chart:class="chart:scatter" chart:style-name="ch1">
        <chart:legend chart:legend-position="end" svg:x="15.748cm" svg:y="7.631cm" style:legend-expansion="high" chart:style-name="ch2"/>
        <chart:plot-area chart:style-name="ch3" table:cell-range-address="forward.I2:forward.J21 forward.J1:forward.J1" chart:data-source-has-labels="row" svg:x="0.382cm" svg:y="0.327cm" svg:width="14.984cm" svg:height="15.704cm">
          <chartooo:coordinate-region svg:x="1.374cm" svg:y="0.526cm" svg:width="13.712cm" svg:height="14.8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J2:forward.J21" chart:label-cell-address="forward.J1:forward.J1" chart:class="chart:scatter">
            <chart:domain table:cell-range-address="forward.I2:forward.I21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alue</text:p>
                <draw:g>
                  <svg:desc>forward.J1:forwar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I2:forward.I21</svg:desc>
                </draw:g>
              </table:table-cell>
              <table:table-cell office:value-type="float" office:value="20">
                <text:p>20</text:p>
                <draw:g>
                  <svg:desc>forward.J2:forward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5">
                <text:p>16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5">
                <text:p>34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">
                <text:p>1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">
                <text:p>153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2680">
                <text:p>26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legend chart:legend-position="end" svg:x="12.654cm" svg:y="3.955cm" style:legend-expansion="high" chart:style-name="ch2"/>
        <chart:plot-area chart:style-name="ch3" table:cell-range-address="kick.A1:kick.B4" chart:data-source-has-labels="row" svg:x="0.32cm" svg:y="0.18cm" svg:width="12.014cm" svg:height="8.647cm">
          <chartooo:coordinate-region svg:x="1.127cm" svg:y="0.379cm" svg:width="10.927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kick.B2:kick.B4" chart:label-cell-address="kick.B1:kick.B1" chart:class="chart:scatter">
            <chart:domain table:cell-range-address="kick.A2:kick.A4"/>
            <chart:regression-curve chart:style-name="ch7">
              <chart:equation chart:display-equation="true" chart:display-r-square="tru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kick.B1:kick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  <draw:g>
                  <svg:desc>kick.A2:kick.A4</svg:desc>
                </draw:g>
              </table:table-cell>
              <table:table-cell office:value-type="float" office:value="200">
                <text:p>200</text:p>
                <draw:g>
                  <svg:desc>kick.B2:kick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